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8d472" officeooo:paragraph-rsid="0018d472"/>
    </style:style>
    <style:style style:name="P2" style:family="paragraph" style:parent-style-name="Text_20_body">
      <style:text-properties officeooo:rsid="001e1bc2" officeooo:paragraph-rsid="001e1bc2"/>
    </style:style>
    <style:style style:name="P3" style:family="paragraph" style:parent-style-name="Text_20_body">
      <style:text-properties officeooo:rsid="001f1f8a" officeooo:paragraph-rsid="001f1f8a"/>
    </style:style>
    <style:style style:name="P4" style:family="paragraph" style:parent-style-name="Text_20_body">
      <style:text-properties officeooo:rsid="00204c1b" officeooo:paragraph-rsid="00204c1b"/>
    </style:style>
    <style:style style:name="P5" style:family="paragraph" style:parent-style-name="Text_20_body">
      <style:text-properties officeooo:rsid="00204c1b" officeooo:paragraph-rsid="00227016"/>
    </style:style>
    <style:style style:name="P6" style:family="paragraph" style:parent-style-name="Text_20_body">
      <style:text-properties officeooo:rsid="00227016" officeooo:paragraph-rsid="00227016"/>
    </style:style>
    <style:style style:name="P7" style:family="paragraph" style:parent-style-name="Text_20_body">
      <style:text-properties officeooo:rsid="00227016" officeooo:paragraph-rsid="00294bda"/>
    </style:style>
    <style:style style:name="P8" style:family="paragraph" style:parent-style-name="Text_20_body">
      <style:text-properties officeooo:rsid="00227016" officeooo:paragraph-rsid="002e40aa"/>
    </style:style>
    <style:style style:name="P9" style:family="paragraph" style:parent-style-name="Text_20_body">
      <style:text-properties officeooo:rsid="002f98c2" officeooo:paragraph-rsid="002f98c2"/>
    </style:style>
    <style:style style:name="P10" style:family="paragraph" style:parent-style-name="Text_20_body">
      <style:text-properties officeooo:rsid="002ff32f" officeooo:paragraph-rsid="002ff32f"/>
    </style:style>
    <style:style style:name="P11" style:family="paragraph" style:parent-style-name="Text_20_body">
      <style:text-properties officeooo:rsid="0031a3da" officeooo:paragraph-rsid="0031a3da"/>
    </style:style>
    <style:style style:name="P12" style:family="paragraph" style:parent-style-name="Text_20_body">
      <style:text-properties officeooo:rsid="0032a189" officeooo:paragraph-rsid="0032a189"/>
    </style:style>
    <style:style style:name="P13" style:family="paragraph" style:parent-style-name="Text_20_body">
      <style:text-properties officeooo:rsid="0022ff77" officeooo:paragraph-rsid="002a70ca"/>
    </style:style>
    <style:style style:name="P14" style:family="paragraph" style:parent-style-name="Text_20_body">
      <style:text-properties officeooo:rsid="0022ff77" officeooo:paragraph-rsid="002e40aa"/>
    </style:style>
    <style:style style:name="P15" style:family="paragraph" style:parent-style-name="Text_20_body">
      <style:text-properties officeooo:rsid="002f1ca7" officeooo:paragraph-rsid="002f1ca7"/>
    </style:style>
    <style:style style:name="P16" style:family="paragraph" style:parent-style-name="Text_20_body">
      <style:text-properties officeooo:rsid="00367a66" officeooo:paragraph-rsid="00367a66"/>
    </style:style>
    <style:style style:name="P17" style:family="paragraph" style:parent-style-name="Text_20_body">
      <style:text-properties officeooo:rsid="00367a66" officeooo:paragraph-rsid="0036ba9f"/>
    </style:style>
    <style:style style:name="P18" style:family="paragraph" style:parent-style-name="Text_20_body">
      <style:text-properties officeooo:rsid="00367a66" officeooo:paragraph-rsid="00374ae7"/>
    </style:style>
    <style:style style:name="P19" style:family="paragraph" style:parent-style-name="Text_20_body">
      <style:text-properties officeooo:rsid="00374ae7" officeooo:paragraph-rsid="00374ae7"/>
    </style:style>
    <style:style style:name="P20" style:family="paragraph" style:parent-style-name="Text_20_body">
      <style:text-properties officeooo:rsid="0039213f" officeooo:paragraph-rsid="0039213f"/>
    </style:style>
    <style:style style:name="P21" style:family="paragraph" style:parent-style-name="Text_20_body">
      <style:text-properties officeooo:rsid="003aa9f9" officeooo:paragraph-rsid="003aa9f9"/>
    </style:style>
    <style:style style:name="P22" style:family="paragraph" style:parent-style-name="Text_20_body">
      <style:paragraph-properties fo:break-before="page"/>
      <style:text-properties officeooo:rsid="0032a189" officeooo:paragraph-rsid="0032a189"/>
    </style:style>
    <style:style style:name="P23" style:family="paragraph" style:parent-style-name="Table_20_Contents">
      <style:paragraph-properties fo:text-align="center" style:justify-single-word="false"/>
      <style:text-properties fo:font-weight="bold" officeooo:rsid="002ff32f" officeooo:paragraph-rsid="002ff32f" style:font-weight-asian="bold" style:font-weight-complex="bold"/>
    </style:style>
    <style:style style:name="P24" style:family="paragraph" style:parent-style-name="Table_20_Contents">
      <style:text-properties officeooo:rsid="002ff32f" officeooo:paragraph-rsid="002ff32f"/>
    </style:style>
    <style:style style:name="P25" style:family="paragraph" style:parent-style-name="Text_20_body" style:list-style-name="L1">
      <style:text-properties officeooo:rsid="0018d472" officeooo:paragraph-rsid="0018d472"/>
    </style:style>
    <style:style style:name="P26" style:family="paragraph" style:parent-style-name="Text_20_body" style:list-style-name="L2">
      <style:text-properties officeooo:rsid="0018d472" officeooo:paragraph-rsid="0018d472"/>
    </style:style>
    <style:style style:name="P27" style:family="paragraph" style:parent-style-name="Text_20_body" style:list-style-name="L2">
      <style:text-properties officeooo:rsid="0018d472" officeooo:paragraph-rsid="0018d6e9"/>
    </style:style>
    <style:style style:name="P28" style:family="paragraph" style:parent-style-name="Text_20_body" style:list-style-name="L2">
      <style:text-properties officeooo:rsid="0018d6e9" officeooo:paragraph-rsid="0018d6e9"/>
    </style:style>
    <style:style style:name="P29" style:family="paragraph" style:parent-style-name="Text_20_body" style:list-style-name="L2">
      <style:text-properties officeooo:rsid="001a0db5" officeooo:paragraph-rsid="001a0db5"/>
    </style:style>
    <style:style style:name="P30" style:family="paragraph" style:parent-style-name="Text_20_body" style:list-style-name="L2">
      <style:text-properties officeooo:rsid="001cf46e" officeooo:paragraph-rsid="001cf46e"/>
    </style:style>
    <style:style style:name="P31" style:family="paragraph" style:parent-style-name="Text_20_body" style:list-style-name="L2">
      <style:text-properties officeooo:rsid="001e1bc2" officeooo:paragraph-rsid="001e1bc2"/>
    </style:style>
    <style:style style:name="P32" style:family="paragraph" style:parent-style-name="Text_20_body">
      <style:text-properties officeooo:rsid="0022ff77" officeooo:paragraph-rsid="003c3682"/>
    </style:style>
    <style:style style:name="P33" style:family="paragraph" style:parent-style-name="Heading_20_1">
      <style:text-properties officeooo:rsid="0018d472" officeooo:paragraph-rsid="0018d472"/>
    </style:style>
    <style:style style:name="P34" style:family="paragraph" style:parent-style-name="Heading_20_1">
      <style:text-properties officeooo:rsid="001f1f8a" officeooo:paragraph-rsid="001f1f8a"/>
    </style:style>
    <style:style style:name="T1" style:family="text">
      <style:text-properties officeooo:rsid="001a0db5"/>
    </style:style>
    <style:style style:name="T2" style:family="text">
      <style:text-properties officeooo:rsid="001a9549"/>
    </style:style>
    <style:style style:name="T3" style:family="text">
      <style:text-properties officeooo:rsid="001f68ca"/>
    </style:style>
    <style:style style:name="T4" style:family="text">
      <style:text-properties officeooo:rsid="00213b6f"/>
    </style:style>
    <style:style style:name="T5" style:family="text">
      <style:text-properties officeooo:rsid="00227016"/>
    </style:style>
    <style:style style:name="T6" style:family="text">
      <style:text-properties officeooo:rsid="0022ff77"/>
    </style:style>
    <style:style style:name="T7" style:family="text">
      <style:text-properties officeooo:rsid="002418c7"/>
    </style:style>
    <style:style style:name="T8" style:family="text">
      <style:text-properties officeooo:rsid="0025f850"/>
    </style:style>
    <style:style style:name="T9" style:family="text">
      <style:text-properties officeooo:rsid="00278672"/>
    </style:style>
    <style:style style:name="T10" style:family="text">
      <style:text-properties officeooo:rsid="002d0235"/>
    </style:style>
    <style:style style:name="T11" style:family="text">
      <style:text-properties officeooo:rsid="002d696f"/>
    </style:style>
    <style:style style:name="T12" style:family="text">
      <style:text-properties officeooo:rsid="0032a189"/>
    </style:style>
    <style:style style:name="T13" style:family="text">
      <style:text-properties officeooo:rsid="0035888f"/>
    </style:style>
    <style:style style:name="T14" style:family="text">
      <style:text-properties officeooo:rsid="0036ba9f"/>
    </style:style>
    <style:style style:name="T15" style:family="text">
      <style:text-properties officeooo:rsid="00374ae7"/>
    </style:style>
    <style:style style:name="T16" style:family="text">
      <style:text-properties officeooo:rsid="00399741"/>
    </style:style>
    <style:style style:name="T17" style:family="text">
      <style:text-properties officeooo:rsid="003b934d"/>
    </style:style>
    <style:style style:name="T18" style:family="text">
      <style:text-properties officeooo:rsid="003c3682"/>
    </style:style>
    <style:style style:name="T19" style:family="text">
      <style:text-properties officeooo:rsid="003e1fc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Audience</text:h>
      <text:p text:style-name="P1">Knowledgeable about FP, but assuming no background on dependent types.</text:p>
      <text:h text:style-name="Heading_20_1" text:outline-level="1">Goals</text:h>
      <text:list xml:id="list8588060468213615483" text:style-name="L1">
        <text:list-item>
          <text:p text:style-name="P25">Promote REA as a thought leader / good place to work on interesting problems (although most of the talk will not be about what we do at REA – but can achieve goal with a slide at the end).</text:p>
        </text:list-item>
        <text:list-item>
          <text:p text:style-name="P25">Improve the level of skill in using type systems amongst the audience, by ensuring audience leaves with basic knowledge of what is possible with dependent types and certified programs, a high level understanding of how dependent types work, and know where to look if they want to learn more.</text:p>
        </text:list-item>
      </text:list>
      <text:h text:style-name="P33" text:outline-level="1">How long is the talk</text:h>
      <text:p text:style-name="P1">90 minutes.</text:p>
      <text:h text:style-name="P33" text:outline-level="1">Key takeaway messages</text:h>
      <text:list xml:id="list5194832451729427930" text:style-name="L2">
        <text:list-item>
          <text:p text:style-name="P26">Objects (e.g. functions, or tuples of functions), can have properties about how the functions contained in them behave in relation to each other and to their inputs. <text:span text:style-name="T1">These properties can be written in the mathematical language of propositional logic.</text:span></text:p>
        </text:list-item>
        <text:list-item>
          <text:p text:style-name="P27">Property based testing ensures that a property holds for some of the space of possible inputs, but there could still be obscure corner cases. Formal verification means using a computer to prove rigourously that a property holds for all possible inputs; it takes correctness of programs to the next level.</text:p>
        </text:list-item>
        <text:list-item>
          <text:p text:style-name="P28">Depending on the property being verified, formal verification can range from being very simple to do to being very difficult to do. The key to using it effectively is to pick the right tool for the job. Use formal verification only when the benefits outweigh the costs.</text:p>
        </text:list-item>
        <text:list-item>
          <text:p text:style-name="P29">There is a relationship between propositions in logic and types in strongly typed programming languages <text:span text:style-name="T2">called the Howard-Curry Correspondence</text:span>. Propositions correspond to types. Values correspond a proof the type exists. Functional types can correspond to propositions that include ‘for all’ or ‘given’.</text:p>
        </text:list-item>
        <text:list-item>
          <text:p text:style-name="P29">In non-dependently typed programming languages, values have types, but types cannot reference values. In dependently typed programming languages, types can depend on values. <text:span text:style-name="T2">Relaxing this restriction makes the type system more powerful. In dependently typed languages, it is possible to encode more useful propositions using the Howard-Curry Correspondence.</text:span></text:p>
        </text:list-item>
        <text:list-item>
          <text:p text:style-name="P30"><text:soft-page-break/>Dependent typing simplifies the type system. Instead of a type that takes type parameters, you can simply define a function that yields a type. Higher order types are just higher order functions.</text:p>
        </text:list-item>
        <text:list-item>
          <text:p text:style-name="P31">Defining custom types lets you define the rules for writing proofs about whatever concept you are interested in. The type constructors are the axioms, and you combine those constructors (axioms) to build up a more complex value (proof) of the exact type (proposition) you need.</text:p>
        </text:list-item>
        <text:list-item>
          <text:p text:style-name="P31">Formally verifying properties with dependent types has practical applications to real world problems. Idris libraries use it to make sure operations are safe without having to check at runtime. Tail can only be called if you prove a string / list is not empty. The HTTP library http4idris uses it to makes server programs prove that they send exactly one HTTP response to every HTTP request.</text:p>
        </text:list-item>
      </text:list>
      <text:p text:style-name="P2"/>
      <text:h text:style-name="P34" text:outline-level="1">Roughly what I will say</text:h>
      <text:p text:style-name="P3">Welcome everyone! This presentation is about what dependent types are and how you use them. But before we go into the details of what dependent types are, I would like to spend a few minutes to talk about what problems we will be solving with dependent types. So the first part of this talk is actually going to be about alternatives to dependent types!</text:p>
      <text:p text:style-name="P3">When we are programming, we usually want our software to be <text:span text:style-name="T3">correct. But in order to assess what correct means, we need to have a definition of what it means for our software to be correct. If we want a computer to check that our software is correct, then that definiton needs to be rigorous.</text:span></text:p>
      <text:p text:style-name="P4">One basic way to check your software is correct is to come up with example inputs and outputs for your functions, and put them into an example based unit test. For example, maybe I have a function that converts <text:span text:style-name="T6">natural </text:span>numbers into strings, like on the screen. <text:span text:style-name="T9">By natural numbers I mean zero, one, two, and so on, but not negative numbers</text:span>:</text:p>
      <text:p text:style-name="P4"><text:s text:c="10"/><text:span text:style-name="T6">nat</text:span>ToString : <text:span text:style-name="T6">Nat</text:span> → String</text:p>
      <text:p text:style-name="P4">By this type signature, I mean the type of a function called <text:span text:style-name="T6">nat</text:span>ToString that takes a <text:span text:style-name="T9">natural number</text:span> and gives me a String as output. I could write tests to verify that <text:span text:style-name="T7">nat</text:span>ToString 9 returns a string containing 9, and natToString 10 returns a string containing 10.</text:p>
      <text:p text:style-name="P4">What if I want more confidence than that? Maybe we have two functions, like these ones on the screen:</text:p>
      <text:p text:style-name="P4"><text:s text:c="8"/><text:span text:style-name="T7">nat</text:span>ToString : <text:span text:style-name="T10">Nat</text:span> → String</text:p>
      <text:p text:style-name="P4"><text:s text:c="8"/>stringToNat : String → Maybe <text:span text:style-name="T8">Nat</text:span></text:p>
      <text:p text:style-name="P4">Now we have a function with the same signature as before to take an <text:span text:style-name="T10">Na</text:span>t to String. But we also have a way to take a String to a Maybe <text:span text:style-name="T8">Nat</text:span> – it is a Maybe<text:span text:style-name="T8">Nat</text:span>, because the String input may or may not represent a valid <text:span text:style-name="T8">Nat</text:span>.</text:p>
      <text:p text:style-name="P4"/>
      <text:p text:style-name="P4"><text:soft-page-break/>If we have these two functions, what can we say about them to prove that they are correct? One thing we could do is we could keep doing example based testing. What if we want to take it further… what can we do?</text:p>
      <text:p text:style-name="P4">We could start to define some properties that our functions will hold. For example, if you give me a <text:span text:style-name="T11">natural number</text:span>, any <text:span text:style-name="T11">natural number</text:span>, and I pass that <text:span text:style-name="T11">number</text:span> into natToString, I’m going to get a String. If I then <text:span text:style-name="T4">put that String into stringToNat, I should get the original number I supplied, wrapped in a Just to make it a Maybe. So stringToNat of natToString is equivalent to Just. We could write our property using propositional logic like this:</text:span></text:p>
      <text:p text:style-name="P5"><text:s text:c="8"/>natToString : <text:span text:style-name="T6">Nat</text:span> → String</text:p>
      <text:p text:style-name="P5"><text:s text:c="8"/>stringToNat : String → Maybe <text:span text:style-name="T6">Nat</text:span></text:p>
      <text:p text:style-name="P5"><text:s text:c="8"/><text:span text:style-name="T5">forall a in Nat. stringToNat (natToString a) = Just a</text:span></text:p>
      <text:p text:style-name="P6">In other words, our proposition says that for every possible a that is a valid <text:span text:style-name="T6">natural number</text:span>, a certain equality holds.</text:p>
      <text:p text:style-name="P6">Now, let’s pretend that we have an implementation of natToString and stringToNat. How would we actually make sure this property holds?</text:p>
      <text:p text:style-name="P7">One thing we could do is write a property based test. <text:span text:style-name="T6">W</text:span>e could write our pro<text:span text:style-name="T6">perty</text:span> as a function that <text:span text:style-name="T6">takes an Nat – the a – and returns a boolean, indicating if the property holds for that a input</text:span>. <text:span text:style-name="T6">We now have a function that, if the property is met, will return true for every possible input. Our property based test will then call that function with many randomly selected Nats, and check that the function returns true – in other words, it is checking, for lots of different random inputs – potentially millions – that the desired property holds.</text:span></text:p>
      <text:p text:style-name="P13">That is an example of property based test<text:span text:style-name="T17">ing</text:span> – we have identified a property that should hold if our functions are correct, and we have verified that it holds for a large number of inputs. Property based testing is great – it lets us quickly have a lot more confidence that properties that matter to us hold. But… how many natural numbers are there? There are infinitely many natural numbers. Even though there are infinitely many, when we represent them on the computer, we are limited by the amount of memory in the computer. But even for finite sized inputs, the number of possible inputs grows exponentially with the size.</text:p>
      <text:p text:style-name="P32">If we limit ourselves to natural numbers that can be represented in 50 bytes of storage, that’s 400 bits of data. In a real world problem, you might not have one 50 byte number, it might be 6 to 7 different 64 bit numbers. <text:span text:style-name="T17">Either way, there is</text:span> exponential growth <text:span text:style-name="T17">in</text:span> the number of <text:span text:style-name="T17">different </text:span>possible inputs <text:span text:style-name="T17">as the total size in bits grows</text:span>.</text:p>
      <text:p text:style-name="P32"><text:span text:style-name="T18">As an example, l</text:span>et’s pretend we found a way to make one computer for every atom in the known universe – that’s a lot of computers, up to about 10 to the power of 82. If each computer worked for the age of the universe – that’s about 14 billion years, and ran <text:span text:style-name="T18">very fast </text:span>at 10 GHz, and tested the property on one natural number per cycle... then we would <text:span text:style-name="T18">still </text:span>only be able to test the property for a tiny fraction of the possible natural numbers under 50 bytes!</text:p>
      <text:p text:style-name="P8"><text:span text:style-name="T6">So even under the most unrealistic overestimates of possible computing power, and even for a relatively tiny size of input data, trying every possible input is not going to work. We can’t </text:span><text:soft-page-break/><text:span text:style-name="T6">realistically use property based testing to be absolutely sure that a property holds for every possible input a program might face.</text:span></text:p>
      <text:p text:style-name="P14">Sometimes that is okay. If it applies for many randomly sampled inputs, we might be happy to assume that it applies for all. If there is some corner case where it doesn’t apply, and you have literally tested millions of inputs and not found it, then for some cases maybe it isn’t an important corner case. But maybe, on the other hand, your code will process a lot of data. And maybe people will deliberately try to find and exploit corner cases that property based tests won’t necessarily find.</text:p>
      <text:p text:style-name="P15">In this talk, I am going to tell you how you can prove that your property holds for all possible inputs, even when there are too many possible inputs to consider them all individually. Before we go further, it is helpful to define some terminology. Proving that your software is correct with respect to a property is called formal verification. If you have formally proved that your software holds one or more properties, the software is referred to as certified software. So software that has been formally verified is called certified software. Formal verification is different to testing in the sense that testing verifies that the software is correct for some possible inputs, while formal verification verifies that the software is correct for all possible inputs.</text:p>
      <text:p text:style-name="P15">How hard <text:span text:style-name="T19">it is to formally verify your software</text:span> will depend on what the property is, and how your program is implemented. <text:s/>Some very simple properties can be easy to test but very hard to prove. What I will do is give you another tool in your toolbox. This tool might make sense for you to use on the low hanging fruit – properties that are very easy to prove. It also might make sense to use more heavily if you are building base infrastructure which lots of other things rely on, where getting confidence in correctness is of high value. It also might make sense if your property is extremely important – for example, maybe if your property doesn’t hold, people might die, or millions of dollars might be lost. The important thing to remember is that proving properties correct can sometimes be hard, and the ability to do so is another tool in your toolbox – it will be a good choice for some problems, and for other problems it will be a bad choice compared to just testing your code thoroughly. Hopefully, you will all go home today knowing <text:s/>the tools so that you can decide whether makes sense.</text:p>
      <text:p text:style-name="P9">So… how do you actually prove that a property holds over a program? To answer that, we are going to need to look a bit deeper at propositional logic, and how it can be reflected on the computer.</text:p>
      <text:p text:style-name="P9">On screen: Picture of Haskell Curry and William Howard?</text:p>
      <text:p text:style-name="P9">Fortunately for anyone who wants to prove things about functional programs, two logicians, Haskell Curry and William Howard, discovered that there is a correspondence between things that can be represented in type systems, and propositional logic. If we want to be more specific, the relationship was between typed lambda calculus, a theory of types that underlies many statically typed modern programming languages, and intuitionistic logic. Intuitionistic logic is a particular form of mathemtical logic that can be used to state and prove propositions – it is very useful for proving things in. So Curry and Howard discovered this correspondence between what mathematicians write down on blackboards, and what programmers can type into their programs. It is now known as the Curry-Howard Correspondence.</text:p>
      <text:p text:style-name="P9"/>
      <text:p text:style-name="P9"><text:soft-page-break/></text:p>
      <text:p text:style-name="P10">On screen:</text:p>
      <table:table table:name="Table1" table:style-name="Table1">
        <table:table-column table:style-name="Table1.A" table:number-columns-repeated="3"/>
        <table:table-row>
          <table:table-cell table:style-name="Table1.A1" office:value-type="string">
            <text:p text:style-name="P23">Typed lambda calculus</text:p>
          </table:table-cell>
          <table:table-cell table:style-name="Table1.A1" office:value-type="string">
            <text:p text:style-name="P23">Mathematical logic</text:p>
          </table:table-cell>
          <table:table-cell table:style-name="Table1.C1" office:value-type="string">
            <text:p text:style-name="P23">Example</text:p>
          </table:table-cell>
        </table:table-row>
        <table:table-row>
          <table:table-cell table:style-name="Table1.A2" office:value-type="string">
            <text:p text:style-name="P24">Type</text:p>
          </table:table-cell>
          <table:table-cell table:style-name="Table1.A2" office:value-type="string">
            <text:p text:style-name="P24">A proposition (a statement that may or may not be true)</text:p>
          </table:table-cell>
          <table:table-cell table:style-name="Table1.C2" office:value-type="string">
            <text:p text:style-name="P24">x : Nat ↔ There exists at least one natural number</text:p>
          </table:table-cell>
        </table:table-row>
        <table:table-row>
          <table:table-cell table:style-name="Table1.A2" office:value-type="string">
            <text:p text:style-name="P24">Value</text:p>
          </table:table-cell>
          <table:table-cell table:style-name="Table1.A2" office:value-type="string">
            <text:p text:style-name="P24">A proof</text:p>
          </table:table-cell>
          <table:table-cell table:style-name="Table1.C2" office:value-type="string">
            <text:p text:style-name="P24">x = 1 (I have proved that there exists a natural number by supplying an example, 1).</text:p>
          </table:table-cell>
        </table:table-row>
      </table:table>
      <text:p text:style-name="P10"/>
      <text:p text:style-name="P11">According to the Curry-Howard Correspondence, types correspond to propositions – that is, a claim of something, which may or may not be true. The general idea is that you can define types that represent things that you won’t actually be able to construct. You prove that the proposition represented by a type is true by supplying a value.</text:p>
      <text:p text:style-name="P11">If you haven’t seen an advanced type system before, it might be hard to see how this is actually useful. On screen, I have a simple but not particularly useful example. I have defined a variable, x, to have type Nat. According to the Curry-Howard Correspondence, this can be viewed as claiming that there is at least one natural number. Just by defining the type, I haven’t actually proved that there is at least one natural number. However, proving it is trivial – I just need to supply a natural number. So in my code, I write x = 1 – but I can translate this back through the Curry-Howard Correspondence to treat it as a proof of the theorem by providing 1 as an example.</text:p>
      <text:p text:style-name="P11">That example was super trivial – after all, everyone already knows that there is at least one natural number, right! The trick is to extend the same concept from the really trivial example, and to apply it to something more complex. However, we are going to meet a problem when we try to do that. The type systems available to use in many programming languages – even pretty good ones like standard Haskell 98 – are just not powerful enough to write propositions that are anything more than trivial.</text:p>
      <text:p text:style-name="P11">Let’s look at one major constraint that these languages have in their type systems… they have values, and they have types. Values have types, but types cannot refer to values. Types sit above values, in their own special layer.</text:p>
      <text:p text:style-name="P11">(On screen: bar with ‘types’ in it, bar with ‘values’ in it, and arrows going in one direction from values to types).</text:p>
      <text:p text:style-name="P11">One way that type systems can be made much more powerful is if we relax this restriction. We can define type systems so that types are just a special type of value – and they can be calculated based on values. In other words, types <text:span text:style-name="T12">can depend on values. Languages that have this feature in their type system are called Dependently Typed Programming Languages. Dependent types are types that can depend on values.</text:span></text:p>
      <text:p text:style-name="P12">Let’s look at a really simple example of using dependent types, in Idris, a dependently typed programming language.</text:p>
      <text:p text:style-name="P12"/>
      <text:p text:style-name="P22">(On screen)</text:p>
      <text:p text:style-name="P12">data Vec : Nat -&gt; Type -&gt; Type where</text:p>
      <text:p text:style-name="P12"><text:s text:c="2"/>MkVec : (l : List a) -&gt; Vec (length l) a</text:p>
      <text:p text:style-name="P12"/>
      <text:p text:style-name="P12">myVec : Vec 5 Nat</text:p>
      <text:p text:style-name="P12">myVec = MkVec [1, 2, 3, 4, 5]</text:p>
      <text:p text:style-name="P12"/>
      <text:p text:style-name="P12">Let me walk you through this example <text:span text:style-name="T15">on the screen</text:span>. I have defined a new data type called Vec, <text:span text:style-name="T15">to represent a vector with a fixed length that appears in the type</text:span>. But t<text:span text:style-name="T13">he</text:span> type itself has a type –<text:span text:style-name="T13"> it’s a function from a natural number and a type on to a type.</text:span></text:p>
      <text:p text:style-name="P16">Types which have a function signature type are just equivalent to types with type parameters in other languages. This demonstrates a nice feature of dependently typed languages. Things which require special language features like type parameters turn out to be equivalent to an existing concept – functions. So depedently typed programming languages are more powerful, but sometimes that also makes them simpler.</text:p>
      <text:p text:style-name="P18">So our Vec type takes a Nat and a Type, and gives us a type. <text:span text:style-name="T15">This makes sense as you think of the type of a concrete vector as being a fixed number of things of a certain type. So Vec 5 Nat is the type of a vector when we know, at compile time, that it contains 5 natural numbers. The 5 corresponds to the Nat in the type signature, and the Nat to the Type.</text:span></text:p>
      <text:p text:style-name="P18">So how do you make a Vec? On screen, I have also defined a new constructor as the only way to create a Vec. You give it a list of a, and it gives you a Vec. However, there is something special about the type signature… notice the (length l). Length is just a normal function that takes a list and gives a natural number with the length. However, two things are special here. Firstly, we are referring to a function – which is a type of value – from a type. The fact that length appears in a type at all is something that you can only do in a dependently typed language, and that is pretty cool! <text:span text:style-name="T14">We have referenced a function from our type.</text:span></text:p>
      <text:p text:style-name="P17">The other thing you will notice is the reference to l. So what is l? In the previous argument <text:span text:style-name="T14">to the constructor</text:span>, we said we expect a <text:span text:style-name="T14">List of a, but we also gave that list a name, l. This demonstrates another feature of dependently typed languages: a parameter or return type in a function type can depend on the value of another parameter earlier in the signature. So the exact type you get by calling MkVec will depend not only on the type of the list you pass to it, but also on the length. If it is not possible to determine the length of the list you pass at compile time, then you wouldn’t be able to compile a program to construct a fixed size vector.</text:span></text:p>
      <text:p text:style-name="P19">In this example, we show that we can construct a Vector of natural numbers of size 5 – in this case, the compiler can confirm that the list we are passing has size 5, and allows this program to compile.</text:p>
      <text:p text:style-name="P20">So let’s recap what it means for a programming language to be dependently typed… it means that types can make reference to – that they can depend on - values. Those values can be either in scope from a separate declaration, or they can be <text:span text:style-name="T16">from earlier parameters to the same function type</text:span>.</text:p>
      <text:p text:style-name="P21"><text:soft-page-break/>You now know about a more powerful type system. And we have talked about the Howard-Curry Correspondence, which says that types correspond to mathematical propositions. So, can we use our more powerful type system to check properties of our code that are useful? Yes we can! Using dependently typed programming languages like Idris, we can represent mathematical propositions as types. These propositions can state that a certain property involving one or more pure functions in your production code holds. We can then mathematically prove that the property always holds simply by constructing a value of the required type.</text:p>
      <text:p text:style-name="P21">We can use this type of thing for all sorts of basic mathematical relationships. For example, we could define axioms about what it means for one natural number to be less than another natural number, and then start proving things about array indices not being out of bounds at compile time. In order to understand how proving things works, let’s look at the logic game Minesweeper.</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8d47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1T10:28:18.213277086</meta:creation-date>
    <meta:generator>LibreOffice/5.2.7.2$Linux_X86_64 LibreOffice_project/20m0$Build-2</meta:generator>
    <dc:date>2019-04-15T17:05:52.235301495</dc:date>
    <meta:editing-duration>PT7H52M18S</meta:editing-duration>
    <meta:editing-cycles>19</meta:editing-cycles>
    <meta:document-statistic meta:table-count="1" meta:image-count="0" meta:object-count="0" meta:page-count="7" meta:paragraph-count="75" meta:word-count="3184" meta:character-count="18028" meta:non-whitespace-character-count="14847"/>
  </office:meta>
</office:document-meta>
</file>